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ammar Inference via Dynamic Taint Tracing</text:p>
          </draw:text-box>
        </draw:frame>
        <draw:frame presentation:style-name="pr2" draw:text-style-name="P1" draw:layer="layout" svg:width="23.8cm" svg:height="2.729cm" svg:x="2.2cm" svg:y="16.398cm" presentation:class="subtitle" presentation:user-transformed="true">
          <draw:text-box>
            <text:p>Pavel Zakopaylo, ANU</text:p>
            <text:p><text:span text:style-name="T1">Supervisors:</text:span><text:span text:style-name="T2"> Steve Blackburn, Anthony Hosking, Michael Norrish, Shane Magra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utomated security analysis of software applications (i.e. finding bugs; think fuzzing)</text:p>
              </text:list-item>
              <text:list-item>
                <text:p>Want to describe the input data format;</text:p>
              </text:list-item>
              <text:list-item>
                <text:p>Application is given as a compiled binary – no source code or debugging symbols</text:p>
              </text:list-item>
              <text:list-item>
                <text:p>Analysis of data flow in memory is important to achieving these ai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ior 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UPNI – Microsoft Research</text:p>
              </text:list-item>
              <text:list-item>
                <text:p>Taint Tracing as Data Flow Analysis</text:p>
              </text:list-item>
              <text:list-item>
                <text:p>Taints :: memory location → { file offset }</text:p>
                <text:p>… at any point during execution</text:p>
                <text:p>… e.g. 0x7fff...4 → { 0, 1, 4 }</text:p>
              </text:list-item>
              <text:list-item>
                <text:p>TUPNI paper does not precisely describe how these taints are determined, and cites papers that are similarly vag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y Taint Trac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uilt using Intel‘s PIN</text:p>
              </text:list-item>
              <text:list-item>
                <text:p>Intercepts Linux syscalls on IA-32 and Intel-64 architectures</text:p>
              </text:list-item>
              <text:list-item>
                <text:p>Inserts update to taint database after each (relevant) instruction</text:p>
              </text:list-item>
              <text:list-item>
                <text:p>At attempt to replicate the undocumented features of TUPN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plement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IN‘s API provides some functionality to determine which memory locations / registers are read / written</text:p>
              </text:list-item>
              <text:list-item>
                <text:p>Mostly dealing with edge cases</text:p>
              </text:list-item>
              <text:list-item>
                <text:p>e.g. PUSH, POP affect RSP deterministically, so do not spread taint</text:p>
              </text:list-item>
              <text:list-item>
                <text:p>Toy parsers written as „unit tests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erforman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st (non-TUPNI) work on taint tracing cites „negligible“ performance overhead</text:p>
              </text:list-item>
              <text:list-item>
                <text:p>Most likely b/c they only track <text:span text:style-name="T3">whether </text:span><text:span text:style-name="T4">a </text:span><text:span text:style-name="T4">location is tainted (i.e. memory overhead &lt;= </text:span><text:span text:style-name="T4">12.5%), as opposed to </text:span><text:span text:style-name="T3">which</text:span><text:span text:style-name="T4"> bytes in the </text:span><text:span text:style-name="T4">input are responsible for the taint</text:span></text:p>
              </text:list-item>
              <text:list-item>
                <text:p><text:span text:style-name="T4">My testing shows </text:span><text:span text:style-name="T5">orders of magnitude </text:span><text:span text:style-name="T6">more memory &amp; CPU usage</text:span></text:p>
              </text:list-item>
              <text:list-item>
                <text:p><text:span text:style-name="T6">Performing an O(log N) operation after every </text:span><text:span text:style-name="T6">instruction is </text:span><text:span text:style-name="T5">s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// TOD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itigate performance issues, to the point where it‘s at least usable</text:p>
              </text:list-item>
              <text:list-item>
                <text:p>(e.g. try to compress taint data a la Virtual Memory, try to use O(1)-search structures)</text:p>
              </text:list-item>
              <text:list-item>
                <text:p>Make tool connect to an actual grammar inference system</text:p>
              </text:list-item>
              <text:list-item>
                <text:p>(Or to an architecture-independent format as originally suggested by Shane)</text:p>
              </text:list-item>
              <text:list-item>
                <text:p>More special cases</text:p>
              </text:list-item>
              <text:list-item>
                <text:p>Replicate TUPNI (!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23:15:10.991666765</meta:creation-date>
    <meta:editing-duration>PT36M18S</meta:editing-duration>
    <meta:editing-cycles>9</meta:editing-cycles>
    <meta:generator>LibreOffice/5.3.0.3$Linux_X86_64 LibreOffice_project/30m0$Build-3</meta:generator>
    <dc:date>2017-02-09T17:02:50.071479263</dc: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